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cm" fo:margin-bottom="0cm" loext:contextual-spacing="fals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sercitazione 23/11</text:h>
      <text:list xml:id="list1479369260" text:style-name="L1">
        <text:list-item>
          <text:p text:style-name="P1"/>
        </text:list-item>
      </text:list>
      <text:p text:style-name="P2">Creare un programma che offre una interfaccia di comando all’utente (clicca 1 fai questo, clicca 2 fai questo … etc … clicca 0 per chiudere)</text:p>
      <text:p text:style-name="P2">Il programma permette all’utente di creare una lista e offre queste funzionalità:</text:p>
      <text:p text:style-name="P2"/>
      <text:p text:style-name="P2">-Aggiungi un elemento alla lista</text:p>
      <text:p text:style-name="P2">-Elimina un elemento dalla lista</text:p>
      <text:p text:style-name="P2">-Ordina la lista in ordine alfabetico</text:p>
      <text:p text:style-name="P2">-Modifica un elemento della lista</text:p>
      <text:p text:style-name="P2">-Elimina l’intera lista</text:p>
      <text:p text:style-name="P2">-Visualizza la lista</text:p>
      <text:p text:style-name="P2"/>
      <text:p text:style-name="P2">Segui un approccio modulare, e crea tu stesso le rispettive funzioni per realizzare le funzionalità. Bilancia l’uso di funzioni preimpostate da quelle che crei tu stesso.</text:p>
      <text:p text:style-name="P2"/>
      <text:p text:style-name="P2">Nota: rendi il programma reattivo, quindi ogni passo segue un feedback da parte dell’interfaccia, di corretta/incorretta esecuzione dell’operazione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3-11-23T18:33:47.514000000</dc:date>
    <meta:editing-duration>PT4S</meta:editing-duration>
    <meta:editing-cycles>1</meta:editing-cycles>
    <meta:document-statistic meta:table-count="0" meta:image-count="0" meta:object-count="0" meta:page-count="1" meta:paragraph-count="12" meta:word-count="111" meta:character-count="736" meta:non-whitespace-character-count="637"/>
  </office:meta>
</office:document-meta>
</file>